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09:37:56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347843" calcext:value-type="float">
            <text:p>347843</text:p>
          </table:table-cell>
          <table:table-cell office:value-type="float" office:value="291668" calcext:value-type="float">
            <text:p>291668</text:p>
          </table:table-cell>
          <table:table-cell office:value-type="float" office:value="56175" calcext:value-type="float">
            <text:p>56175</text:p>
          </table:table-cell>
          <table:table-cell/>
          <table:table-cell office:value-type="float" office:value="132359" calcext:value-type="float">
            <text:p>132359</text:p>
          </table:table-cell>
          <table:table-cell office:value-type="float" office:value="87683" calcext:value-type="float">
            <text:p>87683</text:p>
          </table:table-cell>
          <table:table-cell office:value-type="float" office:value="44676" calcext:value-type="float">
            <text:p>44676</text:p>
          </table:table-cell>
          <table:table-cell/>
          <table:table-cell office:value-type="float" office:value="244965" calcext:value-type="float">
            <text:p>244965</text:p>
          </table:table-cell>
          <table:table-cell office:value-type="float" office:value="150370" calcext:value-type="float">
            <text:p>150370</text:p>
          </table:table-cell>
          <table:table-cell office:value-type="float" office:value="94595" calcext:value-type="float">
            <text:p>94595</text:p>
          </table:table-cell>
          <table:table-cell/>
          <table:table-cell table:formula="of:=[.M2]/([.E2]+[.I2]+[.M2])" office:value-type="percentage" office:value="0.483995579341608" calcext:value-type="percentage">
            <text:p>48.40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333186" calcext:value-type="float">
            <text:p>333186</text:p>
          </table:table-cell>
          <table:table-cell office:value-type="float" office:value="275945" calcext:value-type="float">
            <text:p>275945</text:p>
          </table:table-cell>
          <table:table-cell office:value-type="float" office:value="57241" calcext:value-type="float">
            <text:p>57241</text:p>
          </table:table-cell>
          <table:table-cell/>
          <table:table-cell office:value-type="float" office:value="152597" calcext:value-type="float">
            <text:p>152597</text:p>
          </table:table-cell>
          <table:table-cell office:value-type="float" office:value="103406" calcext:value-type="float">
            <text:p>103406</text:p>
          </table:table-cell>
          <table:table-cell office:value-type="float" office:value="49191" calcext:value-type="float">
            <text:p>49191</text:p>
          </table:table-cell>
          <table:table-cell/>
          <table:table-cell office:value-type="float" office:value="227438" calcext:value-type="float">
            <text:p>227438</text:p>
          </table:table-cell>
          <table:table-cell office:value-type="float" office:value="136561" calcext:value-type="float">
            <text:p>136561</text:p>
          </table:table-cell>
          <table:table-cell office:value-type="float" office:value="90877" calcext:value-type="float">
            <text:p>90877</text:p>
          </table:table-cell>
          <table:table-cell/>
          <table:table-cell table:formula="of:=[.M3]/([.E3]+[.I3]+[.M3])" office:value-type="percentage" office:value="0.460582132594053" calcext:value-type="percentage">
            <text:p>46.06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316492" calcext:value-type="float">
            <text:p>316492</text:p>
          </table:table-cell>
          <table:table-cell office:value-type="float" office:value="261261" calcext:value-type="float">
            <text:p>261261</text:p>
          </table:table-cell>
          <table:table-cell office:value-type="float" office:value="55231" calcext:value-type="float">
            <text:p>55231</text:p>
          </table:table-cell>
          <table:table-cell/>
          <table:table-cell office:value-type="float" office:value="155779" calcext:value-type="float">
            <text:p>155779</text:p>
          </table:table-cell>
          <table:table-cell office:value-type="float" office:value="105780" calcext:value-type="float">
            <text:p>105780</text:p>
          </table:table-cell>
          <table:table-cell office:value-type="float" office:value="49999" calcext:value-type="float">
            <text:p>49999</text:p>
          </table:table-cell>
          <table:table-cell/>
          <table:table-cell office:value-type="float" office:value="232054" calcext:value-type="float">
            <text:p>232054</text:p>
          </table:table-cell>
          <table:table-cell office:value-type="float" office:value="140121" calcext:value-type="float">
            <text:p>140121</text:p>
          </table:table-cell>
          <table:table-cell office:value-type="float" office:value="91933" calcext:value-type="float">
            <text:p>91933</text:p>
          </table:table-cell>
          <table:table-cell/>
          <table:table-cell table:formula="of:=[.M5]/([.E5]+[.I5]+[.M5])" office:value-type="percentage" office:value="0.466279170026831" calcext:value-type="percentage">
            <text:p>46.63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312994" calcext:value-type="float">
            <text:p>312994</text:p>
          </table:table-cell>
          <table:table-cell office:value-type="float" office:value="258956" calcext:value-type="float">
            <text:p>258956</text:p>
          </table:table-cell>
          <table:table-cell office:value-type="float" office:value="54038" calcext:value-type="float">
            <text:p>54038</text:p>
          </table:table-cell>
          <table:table-cell/>
          <table:table-cell office:value-type="float" office:value="152747" calcext:value-type="float">
            <text:p>152747</text:p>
          </table:table-cell>
          <table:table-cell office:value-type="float" office:value="104044" calcext:value-type="float">
            <text:p>104044</text:p>
          </table:table-cell>
          <table:table-cell office:value-type="float" office:value="48703" calcext:value-type="float">
            <text:p>48703</text:p>
          </table:table-cell>
          <table:table-cell/>
          <table:table-cell office:value-type="float" office:value="233731" calcext:value-type="float">
            <text:p>233731</text:p>
          </table:table-cell>
          <table:table-cell office:value-type="float" office:value="141254" calcext:value-type="float">
            <text:p>141254</text:p>
          </table:table-cell>
          <table:table-cell office:value-type="float" office:value="92477" calcext:value-type="float">
            <text:p>92477</text:p>
          </table:table-cell>
          <table:table-cell/>
          <table:table-cell table:formula="of:=[.M6]/([.E6]+[.I6]+[.M6])" office:value-type="percentage" office:value="0.473711440543393" calcext:value-type="percentage">
            <text:p>47.37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325889" calcext:value-type="float">
            <text:p>325889</text:p>
          </table:table-cell>
          <table:table-cell office:value-type="float" office:value="273499" calcext:value-type="float">
            <text:p>273499</text:p>
          </table:table-cell>
          <table:table-cell office:value-type="float" office:value="52390" calcext:value-type="float">
            <text:p>52390</text:p>
          </table:table-cell>
          <table:table-cell/>
          <table:table-cell office:value-type="float" office:value="149388" calcext:value-type="float">
            <text:p>149388</text:p>
          </table:table-cell>
          <table:table-cell office:value-type="float" office:value="102386" calcext:value-type="float">
            <text:p>102386</text:p>
          </table:table-cell>
          <table:table-cell office:value-type="float" office:value="47002" calcext:value-type="float">
            <text:p>47002</text:p>
          </table:table-cell>
          <table:table-cell/>
          <table:table-cell office:value-type="float" office:value="244498" calcext:value-type="float">
            <text:p>244498</text:p>
          </table:table-cell>
          <table:table-cell office:value-type="float" office:value="149583" calcext:value-type="float">
            <text:p>149583</text:p>
          </table:table-cell>
          <table:table-cell office:value-type="float" office:value="94915" calcext:value-type="float">
            <text:p>94915</text:p>
          </table:table-cell>
          <table:table-cell/>
          <table:table-cell table:formula="of:=[.M7]/([.E7]+[.I7]+[.M7])" office:value-type="percentage" office:value="0.488479570988179" calcext:value-type="percentage">
            <text:p>48.85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334096" calcext:value-type="float">
            <text:p>334096</text:p>
          </table:table-cell>
          <table:table-cell office:value-type="float" office:value="279393" calcext:value-type="float">
            <text:p>279393</text:p>
          </table:table-cell>
          <table:table-cell office:value-type="float" office:value="54703" calcext:value-type="float">
            <text:p>54703</text:p>
          </table:table-cell>
          <table:table-cell/>
          <table:table-cell office:value-type="float" office:value="134119" calcext:value-type="float">
            <text:p>134119</text:p>
          </table:table-cell>
          <table:table-cell office:value-type="float" office:value="89425" calcext:value-type="float">
            <text:p>89425</text:p>
          </table:table-cell>
          <table:table-cell office:value-type="float" office:value="44694" calcext:value-type="float">
            <text:p>44694</text:p>
          </table:table-cell>
          <table:table-cell/>
          <table:table-cell office:value-type="float" office:value="244922" calcext:value-type="float">
            <text:p>244922</text:p>
          </table:table-cell>
          <table:table-cell office:value-type="float" office:value="149647" calcext:value-type="float">
            <text:p>149647</text:p>
          </table:table-cell>
          <table:table-cell office:value-type="float" office:value="95275" calcext:value-type="float">
            <text:p>95275</text:p>
          </table:table-cell>
          <table:table-cell/>
          <table:table-cell table:formula="of:=[.M8]/([.E8]+[.I8]+[.M8])" office:value-type="percentage" office:value="0.489412961288732" calcext:value-type="percentage">
            <text:p>48.94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325038" calcext:value-type="float">
            <text:p>325038</text:p>
          </table:table-cell>
          <table:table-cell office:value-type="float" office:value="272428" calcext:value-type="float">
            <text:p>272428</text:p>
          </table:table-cell>
          <table:table-cell office:value-type="float" office:value="52610" calcext:value-type="float">
            <text:p>52610</text:p>
          </table:table-cell>
          <table:table-cell/>
          <table:table-cell office:value-type="float" office:value="154807" calcext:value-type="float">
            <text:p>154807</text:p>
          </table:table-cell>
          <table:table-cell office:value-type="float" office:value="106295" calcext:value-type="float">
            <text:p>106295</text:p>
          </table:table-cell>
          <table:table-cell office:value-type="float" office:value="48512" calcext:value-type="float">
            <text:p>48512</text:p>
          </table:table-cell>
          <table:table-cell/>
          <table:table-cell office:value-type="float" office:value="245623" calcext:value-type="float">
            <text:p>245623</text:p>
          </table:table-cell>
          <table:table-cell office:value-type="float" office:value="150389" calcext:value-type="float">
            <text:p>150389</text:p>
          </table:table-cell>
          <table:table-cell office:value-type="float" office:value="95234" calcext:value-type="float">
            <text:p>95234</text:p>
          </table:table-cell>
          <table:table-cell/>
          <table:table-cell table:formula="of:=[.M9]/([.E9]+[.I9]+[.M9])" office:value-type="percentage" office:value="0.485006824339465" calcext:value-type="percentage">
            <text:p>48.50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355544" calcext:value-type="float">
            <text:p>355544</text:p>
          </table:table-cell>
          <table:table-cell office:value-type="float" office:value="298741" calcext:value-type="float">
            <text:p>298741</text:p>
          </table:table-cell>
          <table:table-cell office:value-type="float" office:value="56803" calcext:value-type="float">
            <text:p>56803</text:p>
          </table:table-cell>
          <table:table-cell/>
          <table:table-cell office:value-type="float" office:value="142249" calcext:value-type="float">
            <text:p>142249</text:p>
          </table:table-cell>
          <table:table-cell office:value-type="float" office:value="96167" calcext:value-type="float">
            <text:p>96167</text:p>
          </table:table-cell>
          <table:table-cell office:value-type="float" office:value="46082" calcext:value-type="float">
            <text:p>46082</text:p>
          </table:table-cell>
          <table:table-cell/>
          <table:table-cell office:value-type="float" office:value="239832" calcext:value-type="float">
            <text:p>239832</text:p>
          </table:table-cell>
          <table:table-cell office:value-type="float" office:value="146109" calcext:value-type="float">
            <text:p>146109</text:p>
          </table:table-cell>
          <table:table-cell office:value-type="float" office:value="93723" calcext:value-type="float">
            <text:p>93723</text:p>
          </table:table-cell>
          <table:table-cell/>
          <table:table-cell table:formula="of:=[.M10]/([.E10]+[.I10]+[.M10])" office:value-type="percentage" office:value="0.476699829101563" calcext:value-type="percentage">
            <text:p>47.67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354589" calcext:value-type="float">
            <text:p>354589</text:p>
          </table:table-cell>
          <table:table-cell office:value-type="float" office:value="296085" calcext:value-type="float">
            <text:p>296085</text:p>
          </table:table-cell>
          <table:table-cell office:value-type="float" office:value="58504" calcext:value-type="float">
            <text:p>58504</text:p>
          </table:table-cell>
          <table:table-cell/>
          <table:table-cell office:value-type="float" office:value="134609" calcext:value-type="float">
            <text:p>134609</text:p>
          </table:table-cell>
          <table:table-cell office:value-type="float" office:value="88100" calcext:value-type="float">
            <text:p>88100</text:p>
          </table:table-cell>
          <table:table-cell office:value-type="float" office:value="46509" calcext:value-type="float">
            <text:p>46509</text:p>
          </table:table-cell>
          <table:table-cell/>
          <table:table-cell office:value-type="float" office:value="239313" calcext:value-type="float">
            <text:p>239313</text:p>
          </table:table-cell>
          <table:table-cell office:value-type="float" office:value="146214" calcext:value-type="float">
            <text:p>146214</text:p>
          </table:table-cell>
          <table:table-cell office:value-type="float" office:value="93099" calcext:value-type="float">
            <text:p>93099</text:p>
          </table:table-cell>
          <table:table-cell/>
          <table:table-cell table:formula="of:=[.M11]/([.E11]+[.I11]+[.M11])" office:value-type="percentage" office:value="0.469931150056534" calcext:value-type="percentage">
            <text:p>46.99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310205" calcext:value-type="float">
            <text:p>310205</text:p>
          </table:table-cell>
          <table:table-cell office:value-type="float" office:value="256092" calcext:value-type="float">
            <text:p>256092</text:p>
          </table:table-cell>
          <table:table-cell office:value-type="float" office:value="54113" calcext:value-type="float">
            <text:p>54113</text:p>
          </table:table-cell>
          <table:table-cell/>
          <table:table-cell office:value-type="float" office:value="131351" calcext:value-type="float">
            <text:p>131351</text:p>
          </table:table-cell>
          <table:table-cell office:value-type="float" office:value="86401" calcext:value-type="float">
            <text:p>86401</text:p>
          </table:table-cell>
          <table:table-cell office:value-type="float" office:value="44950" calcext:value-type="float">
            <text:p>44950</text:p>
          </table:table-cell>
          <table:table-cell/>
          <table:table-cell office:value-type="float" office:value="237330" calcext:value-type="float">
            <text:p>237330</text:p>
          </table:table-cell>
          <table:table-cell office:value-type="float" office:value="144103" calcext:value-type="float">
            <text:p>144103</text:p>
          </table:table-cell>
          <table:table-cell office:value-type="float" office:value="93227" calcext:value-type="float">
            <text:p>93227</text:p>
          </table:table-cell>
          <table:table-cell/>
          <table:table-cell table:formula="of:=[.M12]/([.E12]+[.I12]+[.M12])" office:value-type="percentage" office:value="0.484825003900359" calcext:value-type="percentage">
            <text:p>48.48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330525" calcext:value-type="float">
            <text:p>330525</text:p>
          </table:table-cell>
          <table:table-cell office:value-type="float" office:value="276349" calcext:value-type="float">
            <text:p>276349</text:p>
          </table:table-cell>
          <table:table-cell office:value-type="float" office:value="54176" calcext:value-type="float">
            <text:p>54176</text:p>
          </table:table-cell>
          <table:table-cell/>
          <table:table-cell office:value-type="float" office:value="136868" calcext:value-type="float">
            <text:p>136868</text:p>
          </table:table-cell>
          <table:table-cell office:value-type="float" office:value="92166" calcext:value-type="float">
            <text:p>92166</text:p>
          </table:table-cell>
          <table:table-cell office:value-type="float" office:value="44702" calcext:value-type="float">
            <text:p>44702</text:p>
          </table:table-cell>
          <table:table-cell/>
          <table:table-cell office:value-type="float" office:value="246175" calcext:value-type="float">
            <text:p>246175</text:p>
          </table:table-cell>
          <table:table-cell office:value-type="float" office:value="150855" calcext:value-type="float">
            <text:p>150855</text:p>
          </table:table-cell>
          <table:table-cell office:value-type="float" office:value="95320" calcext:value-type="float">
            <text:p>95320</text:p>
          </table:table-cell>
          <table:table-cell/>
          <table:table-cell table:formula="of:=[.M13]/([.E13]+[.I13]+[.M13])" office:value-type="percentage" office:value="0.490839246542189" calcext:value-type="percentage">
            <text:p>49.08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324483" calcext:value-type="float">
            <text:p>324483</text:p>
          </table:table-cell>
          <table:table-cell office:value-type="float" office:value="271921" calcext:value-type="float">
            <text:p>271921</text:p>
          </table:table-cell>
          <table:table-cell office:value-type="float" office:value="52562" calcext:value-type="float">
            <text:p>52562</text:p>
          </table:table-cell>
          <table:table-cell/>
          <table:table-cell office:value-type="float" office:value="153022" calcext:value-type="float">
            <text:p>153022</text:p>
          </table:table-cell>
          <table:table-cell office:value-type="float" office:value="104889" calcext:value-type="float">
            <text:p>104889</text:p>
          </table:table-cell>
          <table:table-cell office:value-type="float" office:value="48133" calcext:value-type="float">
            <text:p>48133</text:p>
          </table:table-cell>
          <table:table-cell/>
          <table:table-cell office:value-type="float" office:value="245617" calcext:value-type="float">
            <text:p>245617</text:p>
          </table:table-cell>
          <table:table-cell office:value-type="float" office:value="150579" calcext:value-type="float">
            <text:p>150579</text:p>
          </table:table-cell>
          <table:table-cell office:value-type="float" office:value="95038" calcext:value-type="float">
            <text:p>95038</text:p>
          </table:table-cell>
          <table:table-cell/>
          <table:table-cell table:formula="of:=[.M14]/([.E14]+[.I14]+[.M14])" office:value-type="percentage" office:value="0.485549192011567" calcext:value-type="percentage">
            <text:p>48.55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328457" calcext:value-type="float">
            <text:p>328457</text:p>
          </table:table-cell>
          <table:table-cell office:value-type="float" office:value="275066" calcext:value-type="float">
            <text:p>275066</text:p>
          </table:table-cell>
          <table:table-cell office:value-type="float" office:value="53391" calcext:value-type="float">
            <text:p>53391</text:p>
          </table:table-cell>
          <table:table-cell/>
          <table:table-cell office:value-type="float" office:value="143049" calcext:value-type="float">
            <text:p>143049</text:p>
          </table:table-cell>
          <table:table-cell office:value-type="float" office:value="96527" calcext:value-type="float">
            <text:p>96527</text:p>
          </table:table-cell>
          <table:table-cell office:value-type="float" office:value="46522" calcext:value-type="float">
            <text:p>46522</text:p>
          </table:table-cell>
          <table:table-cell/>
          <table:table-cell office:value-type="float" office:value="246502" calcext:value-type="float">
            <text:p>246502</text:p>
          </table:table-cell>
          <table:table-cell office:value-type="float" office:value="150717" calcext:value-type="float">
            <text:p>150717</text:p>
          </table:table-cell>
          <table:table-cell office:value-type="float" office:value="95785" calcext:value-type="float">
            <text:p>95785</text:p>
          </table:table-cell>
          <table:table-cell/>
          <table:table-cell table:formula="of:=[.M15]/([.E15]+[.I15]+[.M15])" office:value-type="percentage" office:value="0.489453136976362" calcext:value-type="percentage">
            <text:p>48.95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307946" calcext:value-type="float">
            <text:p>307946</text:p>
          </table:table-cell>
          <table:table-cell office:value-type="float" office:value="254872" calcext:value-type="float">
            <text:p>254872</text:p>
          </table:table-cell>
          <table:table-cell office:value-type="float" office:value="53074" calcext:value-type="float">
            <text:p>53074</text:p>
          </table:table-cell>
          <table:table-cell/>
          <table:table-cell office:value-type="float" office:value="153932" calcext:value-type="float">
            <text:p>153932</text:p>
          </table:table-cell>
          <table:table-cell office:value-type="float" office:value="105196" calcext:value-type="float">
            <text:p>105196</text:p>
          </table:table-cell>
          <table:table-cell office:value-type="float" office:value="48736" calcext:value-type="float">
            <text:p>48736</text:p>
          </table:table-cell>
          <table:table-cell/>
          <table:table-cell office:value-type="float" office:value="235747" calcext:value-type="float">
            <text:p>235747</text:p>
          </table:table-cell>
          <table:table-cell office:value-type="float" office:value="142278" calcext:value-type="float">
            <text:p>142278</text:p>
          </table:table-cell>
          <table:table-cell office:value-type="float" office:value="93469" calcext:value-type="float">
            <text:p>93469</text:p>
          </table:table-cell>
          <table:table-cell/>
          <table:table-cell table:formula="of:=[.M16]/([.E16]+[.I16]+[.M16])" office:value-type="percentage" office:value="0.478643376912008" calcext:value-type="percentage">
            <text:p>47.86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308140" calcext:value-type="float">
            <text:p>308140</text:p>
          </table:table-cell>
          <table:table-cell office:value-type="float" office:value="254534" calcext:value-type="float">
            <text:p>254534</text:p>
          </table:table-cell>
          <table:table-cell office:value-type="float" office:value="53606" calcext:value-type="float">
            <text:p>53606</text:p>
          </table:table-cell>
          <table:table-cell/>
          <table:table-cell office:value-type="float" office:value="145066" calcext:value-type="float">
            <text:p>145066</text:p>
          </table:table-cell>
          <table:table-cell office:value-type="float" office:value="98341" calcext:value-type="float">
            <text:p>98341</text:p>
          </table:table-cell>
          <table:table-cell office:value-type="float" office:value="46725" calcext:value-type="float">
            <text:p>46725</text:p>
          </table:table-cell>
          <table:table-cell/>
          <table:table-cell office:value-type="float" office:value="235340" calcext:value-type="float">
            <text:p>235340</text:p>
          </table:table-cell>
          <table:table-cell office:value-type="float" office:value="142424" calcext:value-type="float">
            <text:p>142424</text:p>
          </table:table-cell>
          <table:table-cell office:value-type="float" office:value="92916" calcext:value-type="float">
            <text:p>92916</text:p>
          </table:table-cell>
          <table:table-cell/>
          <table:table-cell table:formula="of:=[.M17]/([.E17]+[.I17]+[.M17])" office:value-type="percentage" office:value="0.480814708637133" calcext:value-type="percentage">
            <text:p>48.08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309322" calcext:value-type="float">
            <text:p>309322</text:p>
          </table:table-cell>
          <table:table-cell office:value-type="float" office:value="254310" calcext:value-type="float">
            <text:p>254310</text:p>
          </table:table-cell>
          <table:table-cell office:value-type="float" office:value="55012" calcext:value-type="float">
            <text:p>55012</text:p>
          </table:table-cell>
          <table:table-cell/>
          <table:table-cell office:value-type="float" office:value="148498" calcext:value-type="float">
            <text:p>148498</text:p>
          </table:table-cell>
          <table:table-cell office:value-type="float" office:value="99455" calcext:value-type="float">
            <text:p>99455</text:p>
          </table:table-cell>
          <table:table-cell office:value-type="float" office:value="49043" calcext:value-type="float">
            <text:p>49043</text:p>
          </table:table-cell>
          <table:table-cell/>
          <table:table-cell office:value-type="float" office:value="235566" calcext:value-type="float">
            <text:p>235566</text:p>
          </table:table-cell>
          <table:table-cell office:value-type="float" office:value="143110" calcext:value-type="float">
            <text:p>143110</text:p>
          </table:table-cell>
          <table:table-cell office:value-type="float" office:value="92456" calcext:value-type="float">
            <text:p>92456</text:p>
          </table:table-cell>
          <table:table-cell/>
          <table:table-cell table:formula="of:=[.M18]/([.E18]+[.I18]+[.M18])" office:value-type="percentage" office:value="0.470487657179496" calcext:value-type="percentage">
            <text:p>47.05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309121" calcext:value-type="float">
            <text:p>309121</text:p>
          </table:table-cell>
          <table:table-cell office:value-type="float" office:value="254968" calcext:value-type="float">
            <text:p>254968</text:p>
          </table:table-cell>
          <table:table-cell office:value-type="float" office:value="54153" calcext:value-type="float">
            <text:p>54153</text:p>
          </table:table-cell>
          <table:table-cell/>
          <table:table-cell office:value-type="float" office:value="147293" calcext:value-type="float">
            <text:p>147293</text:p>
          </table:table-cell>
          <table:table-cell office:value-type="float" office:value="99414" calcext:value-type="float">
            <text:p>99414</text:p>
          </table:table-cell>
          <table:table-cell office:value-type="float" office:value="47879" calcext:value-type="float">
            <text:p>47879</text:p>
          </table:table-cell>
          <table:table-cell/>
          <table:table-cell office:value-type="float" office:value="234429" calcext:value-type="float">
            <text:p>234429</text:p>
          </table:table-cell>
          <table:table-cell office:value-type="float" office:value="142209" calcext:value-type="float">
            <text:p>142209</text:p>
          </table:table-cell>
          <table:table-cell office:value-type="float" office:value="92220" calcext:value-type="float">
            <text:p>92220</text:p>
          </table:table-cell>
          <table:table-cell/>
          <table:table-cell table:formula="of:=[.M19]/([.E19]+[.I19]+[.M19])" office:value-type="percentage" office:value="0.474744146778412" calcext:value-type="percentage">
            <text:p>47.47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328788" calcext:value-type="float">
            <text:p>328788</text:p>
          </table:table-cell>
          <table:table-cell office:value-type="float" office:value="271756" calcext:value-type="float">
            <text:p>271756</text:p>
          </table:table-cell>
          <table:table-cell office:value-type="float" office:value="57032" calcext:value-type="float">
            <text:p>57032</text:p>
          </table:table-cell>
          <table:table-cell/>
          <table:table-cell office:value-type="float" office:value="135067" calcext:value-type="float">
            <text:p>135067</text:p>
          </table:table-cell>
          <table:table-cell office:value-type="float" office:value="89007" calcext:value-type="float">
            <text:p>89007</text:p>
          </table:table-cell>
          <table:table-cell office:value-type="float" office:value="46060" calcext:value-type="float">
            <text:p>46060</text:p>
          </table:table-cell>
          <table:table-cell/>
          <table:table-cell office:value-type="float" office:value="232386" calcext:value-type="float">
            <text:p>232386</text:p>
          </table:table-cell>
          <table:table-cell office:value-type="float" office:value="140573" calcext:value-type="float">
            <text:p>140573</text:p>
          </table:table-cell>
          <table:table-cell office:value-type="float" office:value="91813" calcext:value-type="float">
            <text:p>91813</text:p>
          </table:table-cell>
          <table:table-cell/>
          <table:table-cell table:formula="of:=[.M20]/([.E20]+[.I20]+[.M20])" office:value-type="percentage" office:value="0.471065390831431" calcext:value-type="percentage">
            <text:p>47.11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319170" calcext:value-type="float">
            <text:p>319170</text:p>
          </table:table-cell>
          <table:table-cell office:value-type="float" office:value="263478" calcext:value-type="float">
            <text:p>263478</text:p>
          </table:table-cell>
          <table:table-cell office:value-type="float" office:value="55692" calcext:value-type="float">
            <text:p>55692</text:p>
          </table:table-cell>
          <table:table-cell/>
          <table:table-cell office:value-type="float" office:value="135077" calcext:value-type="float">
            <text:p>135077</text:p>
          </table:table-cell>
          <table:table-cell office:value-type="float" office:value="89493" calcext:value-type="float">
            <text:p>89493</text:p>
          </table:table-cell>
          <table:table-cell office:value-type="float" office:value="45584" calcext:value-type="float">
            <text:p>45584</text:p>
          </table:table-cell>
          <table:table-cell/>
          <table:table-cell office:value-type="float" office:value="233653" calcext:value-type="float">
            <text:p>233653</text:p>
          </table:table-cell>
          <table:table-cell office:value-type="float" office:value="141684" calcext:value-type="float">
            <text:p>141684</text:p>
          </table:table-cell>
          <table:table-cell office:value-type="float" office:value="91969" calcext:value-type="float">
            <text:p>91969</text:p>
          </table:table-cell>
          <table:table-cell/>
          <table:table-cell table:formula="of:=[.M21]/([.E21]+[.I21]+[.M21])" office:value-type="percentage" office:value="0.475919169965588" calcext:value-type="percentage">
            <text:p>47.59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313361" calcext:value-type="float">
            <text:p>313361</text:p>
          </table:table-cell>
          <table:table-cell office:value-type="float" office:value="258326" calcext:value-type="float">
            <text:p>258326</text:p>
          </table:table-cell>
          <table:table-cell office:value-type="float" office:value="55035" calcext:value-type="float">
            <text:p>55035</text:p>
          </table:table-cell>
          <table:table-cell/>
          <table:table-cell office:value-type="float" office:value="140216" calcext:value-type="float">
            <text:p>140216</text:p>
          </table:table-cell>
          <table:table-cell office:value-type="float" office:value="93285" calcext:value-type="float">
            <text:p>93285</text:p>
          </table:table-cell>
          <table:table-cell office:value-type="float" office:value="46931" calcext:value-type="float">
            <text:p>46931</text:p>
          </table:table-cell>
          <table:table-cell/>
          <table:table-cell office:value-type="float" office:value="234791" calcext:value-type="float">
            <text:p>234791</text:p>
          </table:table-cell>
          <table:table-cell office:value-type="float" office:value="142340" calcext:value-type="float">
            <text:p>142340</text:p>
          </table:table-cell>
          <table:table-cell office:value-type="float" office:value="92451" calcext:value-type="float">
            <text:p>92451</text:p>
          </table:table-cell>
          <table:table-cell/>
          <table:table-cell table:formula="of:=[.M22]/([.E22]+[.I22]+[.M22])" office:value-type="percentage" office:value="0.475529403292922" calcext:value-type="percentage">
            <text:p>47.55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306084" calcext:value-type="float">
            <text:p>306084</text:p>
          </table:table-cell>
          <table:table-cell office:value-type="float" office:value="252020" calcext:value-type="float">
            <text:p>252020</text:p>
          </table:table-cell>
          <table:table-cell office:value-type="float" office:value="54064" calcext:value-type="float">
            <text:p>54064</text:p>
          </table:table-cell>
          <table:table-cell/>
          <table:table-cell office:value-type="float" office:value="147903" calcext:value-type="float">
            <text:p>147903</text:p>
          </table:table-cell>
          <table:table-cell office:value-type="float" office:value="99693" calcext:value-type="float">
            <text:p>99693</text:p>
          </table:table-cell>
          <table:table-cell office:value-type="float" office:value="48210" calcext:value-type="float">
            <text:p>48210</text:p>
          </table:table-cell>
          <table:table-cell/>
          <table:table-cell office:value-type="float" office:value="235310" calcext:value-type="float">
            <text:p>235310</text:p>
          </table:table-cell>
          <table:table-cell office:value-type="float" office:value="142904" calcext:value-type="float">
            <text:p>142904</text:p>
          </table:table-cell>
          <table:table-cell office:value-type="float" office:value="92406" calcext:value-type="float">
            <text:p>92406</text:p>
          </table:table-cell>
          <table:table-cell/>
          <table:table-cell table:formula="of:=[.M23]/([.E23]+[.I23]+[.M23])" office:value-type="percentage" office:value="0.474655845490035" calcext:value-type="percentage">
            <text:p>47.47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327243" calcext:value-type="float">
            <text:p>327243</text:p>
          </table:table-cell>
          <table:table-cell office:value-type="float" office:value="269393" calcext:value-type="float">
            <text:p>269393</text:p>
          </table:table-cell>
          <table:table-cell office:value-type="float" office:value="57850" calcext:value-type="float">
            <text:p>57850</text:p>
          </table:table-cell>
          <table:table-cell/>
          <table:table-cell office:value-type="float" office:value="137892" calcext:value-type="float">
            <text:p>137892</text:p>
          </table:table-cell>
          <table:table-cell office:value-type="float" office:value="90028" calcext:value-type="float">
            <text:p>90028</text:p>
          </table:table-cell>
          <table:table-cell office:value-type="float" office:value="47864" calcext:value-type="float">
            <text:p>47864</text:p>
          </table:table-cell>
          <table:table-cell/>
          <table:table-cell office:value-type="float" office:value="232080" calcext:value-type="float">
            <text:p>232080</text:p>
          </table:table-cell>
          <table:table-cell office:value-type="float" office:value="140732" calcext:value-type="float">
            <text:p>140732</text:p>
          </table:table-cell>
          <table:table-cell office:value-type="float" office:value="91348" calcext:value-type="float">
            <text:p>91348</text:p>
          </table:table-cell>
          <table:table-cell/>
          <table:table-cell table:formula="of:=[.M24]/([.E24]+[.I24]+[.M24])" office:value-type="percentage" office:value="0.463549542783489" calcext:value-type="percentage">
            <text:p>46.35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313381" calcext:value-type="float">
            <text:p>313381</text:p>
          </table:table-cell>
          <table:table-cell office:value-type="float" office:value="258736" calcext:value-type="float">
            <text:p>258736</text:p>
          </table:table-cell>
          <table:table-cell office:value-type="float" office:value="54645" calcext:value-type="float">
            <text:p>54645</text:p>
          </table:table-cell>
          <table:table-cell/>
          <table:table-cell office:value-type="float" office:value="130928" calcext:value-type="float">
            <text:p>130928</text:p>
          </table:table-cell>
          <table:table-cell office:value-type="float" office:value="85990" calcext:value-type="float">
            <text:p>85990</text:p>
          </table:table-cell>
          <table:table-cell office:value-type="float" office:value="44938" calcext:value-type="float">
            <text:p>44938</text:p>
          </table:table-cell>
          <table:table-cell/>
          <table:table-cell office:value-type="float" office:value="236135" calcext:value-type="float">
            <text:p>236135</text:p>
          </table:table-cell>
          <table:table-cell office:value-type="float" office:value="143577" calcext:value-type="float">
            <text:p>143577</text:p>
          </table:table-cell>
          <table:table-cell office:value-type="float" office:value="92558" calcext:value-type="float">
            <text:p>92558</text:p>
          </table:table-cell>
          <table:table-cell/>
          <table:table-cell table:formula="of:=[.M25]/([.E25]+[.I25]+[.M25])" office:value-type="percentage" office:value="0.481719154162828" calcext:value-type="percentage">
            <text:p>48.17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318700" calcext:value-type="float">
            <text:p>318700</text:p>
          </table:table-cell>
          <table:table-cell office:value-type="float" office:value="261745" calcext:value-type="float">
            <text:p>261745</text:p>
          </table:table-cell>
          <table:table-cell office:value-type="float" office:value="56955" calcext:value-type="float">
            <text:p>56955</text:p>
          </table:table-cell>
          <table:table-cell/>
          <table:table-cell office:value-type="float" office:value="146927" calcext:value-type="float">
            <text:p>146927</text:p>
          </table:table-cell>
          <table:table-cell office:value-type="float" office:value="97824" calcext:value-type="float">
            <text:p>97824</text:p>
          </table:table-cell>
          <table:table-cell office:value-type="float" office:value="49103" calcext:value-type="float">
            <text:p>49103</text:p>
          </table:table-cell>
          <table:table-cell/>
          <table:table-cell office:value-type="float" office:value="233068" calcext:value-type="float">
            <text:p>233068</text:p>
          </table:table-cell>
          <table:table-cell office:value-type="float" office:value="141207" calcext:value-type="float">
            <text:p>141207</text:p>
          </table:table-cell>
          <table:table-cell office:value-type="float" office:value="91861" calcext:value-type="float">
            <text:p>91861</text:p>
          </table:table-cell>
          <table:table-cell/>
          <table:table-cell table:formula="of:=[.M26]/([.E26]+[.I26]+[.M26])" office:value-type="percentage" office:value="0.464134317574361" calcext:value-type="percentage">
            <text:p>46.41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336494" calcext:value-type="float">
            <text:p>336494</text:p>
          </table:table-cell>
          <table:table-cell office:value-type="float" office:value="282422" calcext:value-type="float">
            <text:p>282422</text:p>
          </table:table-cell>
          <table:table-cell office:value-type="float" office:value="54072" calcext:value-type="float">
            <text:p>54072</text:p>
          </table:table-cell>
          <table:table-cell/>
          <table:table-cell office:value-type="float" office:value="157375" calcext:value-type="float">
            <text:p>157375</text:p>
          </table:table-cell>
          <table:table-cell office:value-type="float" office:value="108242" calcext:value-type="float">
            <text:p>108242</text:p>
          </table:table-cell>
          <table:table-cell office:value-type="float" office:value="49133" calcext:value-type="float">
            <text:p>49133</text:p>
          </table:table-cell>
          <table:table-cell/>
          <table:table-cell office:value-type="float" office:value="241940" calcext:value-type="float">
            <text:p>241940</text:p>
          </table:table-cell>
          <table:table-cell office:value-type="float" office:value="147727" calcext:value-type="float">
            <text:p>147727</text:p>
          </table:table-cell>
          <table:table-cell office:value-type="float" office:value="94213" calcext:value-type="float">
            <text:p>94213</text:p>
          </table:table-cell>
          <table:table-cell/>
          <table:table-cell table:formula="of:=[.M27]/([.E27]+[.I27]+[.M27])" office:value-type="percentage" office:value="0.477225987498607" calcext:value-type="percentage">
            <text:p>47.72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356197" calcext:value-type="float">
            <text:p>356197</text:p>
          </table:table-cell>
          <table:table-cell office:value-type="float" office:value="297984" calcext:value-type="float">
            <text:p>297984</text:p>
          </table:table-cell>
          <table:table-cell office:value-type="float" office:value="58213" calcext:value-type="float">
            <text:p>58213</text:p>
          </table:table-cell>
          <table:table-cell/>
          <table:table-cell office:value-type="float" office:value="139974" calcext:value-type="float">
            <text:p>139974</text:p>
          </table:table-cell>
          <table:table-cell office:value-type="float" office:value="94290" calcext:value-type="float">
            <text:p>94290</text:p>
          </table:table-cell>
          <table:table-cell office:value-type="float" office:value="45684" calcext:value-type="float">
            <text:p>45684</text:p>
          </table:table-cell>
          <table:table-cell/>
          <table:table-cell office:value-type="float" office:value="239021" calcext:value-type="float">
            <text:p>239021</text:p>
          </table:table-cell>
          <table:table-cell office:value-type="float" office:value="145704" calcext:value-type="float">
            <text:p>145704</text:p>
          </table:table-cell>
          <table:table-cell office:value-type="float" office:value="93317" calcext:value-type="float">
            <text:p>93317</text:p>
          </table:table-cell>
          <table:table-cell/>
          <table:table-cell table:formula="of:=[.M28]/([.E28]+[.I28]+[.M28])" office:value-type="percentage" office:value="0.47317634650684" calcext:value-type="percentage">
            <text:p>47.32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339306" calcext:value-type="float">
            <text:p>339306</text:p>
          </table:table-cell>
          <table:table-cell office:value-type="float" office:value="283707" calcext:value-type="float">
            <text:p>283707</text:p>
          </table:table-cell>
          <table:table-cell office:value-type="float" office:value="55599" calcext:value-type="float">
            <text:p>55599</text:p>
          </table:table-cell>
          <table:table-cell/>
          <table:table-cell office:value-type="float" office:value="153692" calcext:value-type="float">
            <text:p>153692</text:p>
          </table:table-cell>
          <table:table-cell office:value-type="float" office:value="103845" calcext:value-type="float">
            <text:p>103845</text:p>
          </table:table-cell>
          <table:table-cell office:value-type="float" office:value="49847" calcext:value-type="float">
            <text:p>49847</text:p>
          </table:table-cell>
          <table:table-cell/>
          <table:table-cell office:value-type="float" office:value="241450" calcext:value-type="float">
            <text:p>241450</text:p>
          </table:table-cell>
          <table:table-cell office:value-type="float" office:value="147828" calcext:value-type="float">
            <text:p>147828</text:p>
          </table:table-cell>
          <table:table-cell office:value-type="float" office:value="93622" calcext:value-type="float">
            <text:p>93622</text:p>
          </table:table-cell>
          <table:table-cell/>
          <table:table-cell table:formula="of:=[.M29]/([.E29]+[.I29]+[.M29])" office:value-type="percentage" office:value="0.470301605481544" calcext:value-type="percentage">
            <text:p>47.03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341727" calcext:value-type="float">
            <text:p>341727</text:p>
          </table:table-cell>
          <table:table-cell office:value-type="float" office:value="285475" calcext:value-type="float">
            <text:p>285475</text:p>
          </table:table-cell>
          <table:table-cell office:value-type="float" office:value="56252" calcext:value-type="float">
            <text:p>56252</text:p>
          </table:table-cell>
          <table:table-cell/>
          <table:table-cell office:value-type="float" office:value="153854" calcext:value-type="float">
            <text:p>153854</text:p>
          </table:table-cell>
          <table:table-cell office:value-type="float" office:value="104223" calcext:value-type="float">
            <text:p>104223</text:p>
          </table:table-cell>
          <table:table-cell office:value-type="float" office:value="49631" calcext:value-type="float">
            <text:p>49631</text:p>
          </table:table-cell>
          <table:table-cell/>
          <table:table-cell office:value-type="float" office:value="242679" calcext:value-type="float">
            <text:p>242679</text:p>
          </table:table-cell>
          <table:table-cell office:value-type="float" office:value="148562" calcext:value-type="float">
            <text:p>148562</text:p>
          </table:table-cell>
          <table:table-cell office:value-type="float" office:value="94117" calcext:value-type="float">
            <text:p>94117</text:p>
          </table:table-cell>
          <table:table-cell/>
          <table:table-cell table:formula="of:=[.M30]/([.E30]+[.I30]+[.M30])" office:value-type="percentage" office:value="0.470585" calcext:value-type="percentage">
            <text:p>47.06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321110" calcext:value-type="float">
            <text:p>321110</text:p>
          </table:table-cell>
          <table:table-cell office:value-type="float" office:value="264682" calcext:value-type="float">
            <text:p>264682</text:p>
          </table:table-cell>
          <table:table-cell office:value-type="float" office:value="56428" calcext:value-type="float">
            <text:p>56428</text:p>
          </table:table-cell>
          <table:table-cell/>
          <table:table-cell office:value-type="float" office:value="134344" calcext:value-type="float">
            <text:p>134344</text:p>
          </table:table-cell>
          <table:table-cell office:value-type="float" office:value="87884" calcext:value-type="float">
            <text:p>87884</text:p>
          </table:table-cell>
          <table:table-cell office:value-type="float" office:value="46460" calcext:value-type="float">
            <text:p>46460</text:p>
          </table:table-cell>
          <table:table-cell/>
          <table:table-cell office:value-type="float" office:value="235793" calcext:value-type="float">
            <text:p>235793</text:p>
          </table:table-cell>
          <table:table-cell office:value-type="float" office:value="142920" calcext:value-type="float">
            <text:p>142920</text:p>
          </table:table-cell>
          <table:table-cell office:value-type="float" office:value="92873" calcext:value-type="float">
            <text:p>92873</text:p>
          </table:table-cell>
          <table:table-cell/>
          <table:table-cell table:formula="of:=[.M31]/([.E31]+[.I31]+[.M31])" office:value-type="percentage" office:value="0.474420339086948" calcext:value-type="percentage">
            <text:p>47.44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324624" calcext:value-type="float">
            <text:p>324624</text:p>
          </table:table-cell>
          <table:table-cell office:value-type="float" office:value="268135" calcext:value-type="float">
            <text:p>268135</text:p>
          </table:table-cell>
          <table:table-cell office:value-type="float" office:value="56489" calcext:value-type="float">
            <text:p>56489</text:p>
          </table:table-cell>
          <table:table-cell/>
          <table:table-cell office:value-type="float" office:value="147256" calcext:value-type="float">
            <text:p>147256</text:p>
          </table:table-cell>
          <table:table-cell office:value-type="float" office:value="98759" calcext:value-type="float">
            <text:p>98759</text:p>
          </table:table-cell>
          <table:table-cell office:value-type="float" office:value="48497" calcext:value-type="float">
            <text:p>48497</text:p>
          </table:table-cell>
          <table:table-cell/>
          <table:table-cell office:value-type="float" office:value="230993" calcext:value-type="float">
            <text:p>230993</text:p>
          </table:table-cell>
          <table:table-cell office:value-type="float" office:value="139330" calcext:value-type="float">
            <text:p>139330</text:p>
          </table:table-cell>
          <table:table-cell office:value-type="float" office:value="91663" calcext:value-type="float">
            <text:p>91663</text:p>
          </table:table-cell>
          <table:table-cell/>
          <table:table-cell table:formula="of:=[.M32]/([.E32]+[.I32]+[.M32])" office:value-type="percentage" office:value="0.466124923086311" calcext:value-type="percentage">
            <text:p>46.61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315602" calcext:value-type="float">
            <text:p>315602</text:p>
          </table:table-cell>
          <table:table-cell office:value-type="float" office:value="259909" calcext:value-type="float">
            <text:p>259909</text:p>
          </table:table-cell>
          <table:table-cell office:value-type="float" office:value="55693" calcext:value-type="float">
            <text:p>55693</text:p>
          </table:table-cell>
          <table:table-cell/>
          <table:table-cell office:value-type="float" office:value="147728" calcext:value-type="float">
            <text:p>147728</text:p>
          </table:table-cell>
          <table:table-cell office:value-type="float" office:value="99249" calcext:value-type="float">
            <text:p>99249</text:p>
          </table:table-cell>
          <table:table-cell office:value-type="float" office:value="48479" calcext:value-type="float">
            <text:p>48479</text:p>
          </table:table-cell>
          <table:table-cell/>
          <table:table-cell office:value-type="float" office:value="237062" calcext:value-type="float">
            <text:p>237062</text:p>
          </table:table-cell>
          <table:table-cell office:value-type="float" office:value="143521" calcext:value-type="float">
            <text:p>143521</text:p>
          </table:table-cell>
          <table:table-cell office:value-type="float" office:value="93541" calcext:value-type="float">
            <text:p>93541</text:p>
          </table:table-cell>
          <table:table-cell/>
          <table:table-cell table:formula="of:=[.M33]/([.E33]+[.I33]+[.M33])" office:value-type="percentage" office:value="0.473115070834998" calcext:value-type="percentage">
            <text:p>47.31%</text:p>
          </table:table-cell>
        </table:table-row>
        <table:table-row table:style-name="ro1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1" office:value-type="percentage" office:value="0.476160555606896" calcext:value-type="percentage">
            <text:p>47.6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09:51:22.295774922</dc:date>
    <meta:editing-duration>PT9M28S</meta:editing-duration>
    <meta:editing-cycles>1</meta:editing-cycles>
    <meta:document-statistic meta:table-count="1" meta:cell-count="395" meta:object-count="0"/>
    <meta:generator>LibreOffice/5.1.6.2$Linux_X86_64 LibreOffice_project/10m0$Build-2</meta:generator>
  </office:meta>
</office:document-meta>
</file>